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nectionRefusedException.ConnectionRefusedException( int 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nectionRefusedException.get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